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roid Sans Mono" svg:font-family="'Droid Sans Mono'" style:font-family-generic="swiss"/>
    <style:font-face style:name="Droid Sans Mono1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806in" table:align="left"/>
    </style:style>
    <style:style style:name="Table1.A" style:family="table-column">
      <style:table-column-properties style:column-width="6.6806in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7.5833in" fo:margin-left="-0.3986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6806in"/>
    </style:style>
    <style:style style:name="Table2.C" style:family="table-column">
      <style:table-column-properties style:column-width="1.9028in"/>
    </style:style>
    <style:style style:name="Table2.D" style:family="table-column">
      <style:table-column-properties style:column-width="1.6667in"/>
    </style:style>
    <style:style style:name="Table2.E" style:family="table-column">
      <style:table-column-properties style:column-width="1.708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style:font-name="DejaVu Serif" fo:font-size="14pt" officeooo:rsid="001723b3" officeooo:paragraph-rsid="001723b3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DejaVu Serif" fo:font-size="14pt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DejaVu Serif" officeooo:rsid="00167163" officeooo:paragraph-rsid="00167163"/>
    </style:style>
    <style:style style:name="P5" style:family="paragraph" style:parent-style-name="Text_20_body">
      <style:paragraph-properties fo:text-align="justify" style:justify-single-word="false"/>
      <style:text-properties style:font-name="DejaVu Serif" officeooo:paragraph-rsid="00167163"/>
    </style:style>
    <style:style style:name="P6" style:family="paragraph" style:parent-style-name="Text_20_body">
      <style:paragraph-properties fo:text-align="justify" style:justify-single-word="false"/>
      <style:text-properties style:font-name="DejaVu Serif" officeooo:rsid="001723b3" officeooo:paragraph-rsid="001723b3"/>
    </style:style>
    <style:style style:name="P7" style:family="paragraph" style:parent-style-name="Heading_20_1">
      <style:paragraph-properties fo:text-align="center" style:justify-single-word="false"/>
      <style:text-properties style:font-name="DejaVu Serif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e7394" officeooo:paragraph-rsid="001e739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e7394" officeooo:paragraph-rsid="001ece48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ece48" officeooo:paragraph-rsid="001ece48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f81ad" officeooo:paragraph-rsid="001f81a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223a1" officeooo:paragraph-rsid="002223a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7f462" officeooo:paragraph-rsid="0027f46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cccccc" loext:opacity="100%" style:font-name="Droid Sans Mono1" fo:font-size="14pt" fo:font-weight="normal" fo:background-color="#ffffff" style:font-size-asian="14pt" style:font-size-complex="14pt"/>
    </style:style>
    <style:style style:name="P15" style:family="paragraph" style:parent-style-name="Standard">
      <style:paragraph-properties style:line-height-at-least="0.198in"/>
      <style:text-properties fo:color="#cccccc" loext:opacity="100%" style:font-name="Droid Sans Mono1" fo:font-size="14pt" fo:font-weight="normal" fo:background-color="#ffffff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officeooo:rsid="0019a0af" officeooo:paragraph-rsid="001ca697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Droid Sans Mono1" fo:font-size="14pt" fo:font-weight="normal" fo:background-color="#ffffff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Droid Sans Mono1" fo:font-size="14pt" fo:font-weight="normal" officeooo:rsid="002a039c" officeooo:paragraph-rsid="002a039c" fo:background-color="#ffffff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22d6d2" officeooo:paragraph-rsid="001f81ad" style:font-size-asian="14pt" style:font-weight-asian="normal" style:font-size-complex="14pt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officeooo:rsid="001ca697" officeooo:paragraph-rsid="001ca697"/>
    </style:style>
    <style:style style:name="P21" style:family="paragraph" style:parent-style-name="Standard">
      <style:paragraph-properties fo:text-align="justify" style:justify-single-word="false"/>
      <style:text-properties officeooo:rsid="001ca697" officeooo:paragraph-rsid="0019a0af"/>
    </style:style>
    <style:style style:name="P22" style:family="paragraph" style:parent-style-name="Standard">
      <style:paragraph-properties fo:text-align="justify" style:justify-single-word="false"/>
      <style:text-properties officeooo:rsid="001ca697" officeooo:paragraph-rsid="001ca697"/>
    </style:style>
    <style:style style:name="P23" style:family="paragraph" style:parent-style-name="Standard">
      <style:paragraph-properties fo:text-align="justify" style:justify-single-word="false"/>
      <style:text-properties officeooo:rsid="001e7394" officeooo:paragraph-rsid="001e7394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1f81ad" officeooo:paragraph-rsid="001f81a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242fed" officeooo:paragraph-rsid="00242fed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rsid="0029a9b6" officeooo:paragraph-rsid="0029a9b6"/>
    </style:style>
    <style:style style:name="P27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fo:font-size="14pt" officeooo:paragraph-rsid="0021489f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fo:font-size="14pt" officeooo:paragraph-rsid="00204d90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fo:font-size="14pt" officeooo:rsid="001f81ad" officeooo:paragraph-rsid="001f81ad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fo:font-size="14pt" officeooo:rsid="00204d90" officeooo:paragraph-rsid="00204d90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fo:font-size="14pt" officeooo:rsid="00204d90" officeooo:paragraph-rsid="0027f462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fo:font-size="14pt" officeooo:rsid="0021489f" officeooo:paragraph-rsid="0021489f" style:font-size-asian="14pt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fo:font-size="14pt" officeooo:rsid="0027f462" officeooo:paragraph-rsid="0027f462" style:font-size-asian="14pt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style:font-name="Droid Sans Mono1" fo:font-size="14pt" fo:font-weight="normal" fo:background-color="#ffffff" style:font-size-asian="14pt" style:font-size-complex="14pt"/>
    </style:style>
    <style:style style:name="P36" style:family="paragraph" style:parent-style-name="Text_20_body">
      <style:paragraph-properties fo:text-align="justify" style:justify-single-word="false"/>
      <style:text-properties style:font-name="DejaVu Serif" fo:font-size="14pt" fo:font-weight="normal" officeooo:rsid="00167163" officeooo:paragraph-rsid="00167163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1723b3" officeooo:paragraph-rsid="00167163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1723b3" officeooo:paragraph-rsid="001723b3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1723b3" officeooo:paragraph-rsid="0019a0af" style:font-size-asian="14pt" style:font-weight-asian="normal" style:font-size-complex="14pt" style:font-weight-complex="normal"/>
    </style:style>
    <style:style style:name="P40" style:family="paragraph" style:parent-style-name="Text_20_body" style:list-style-name="L1">
      <style:paragraph-properties fo:text-align="justify" style:justify-single-word="false"/>
      <style:text-properties style:font-name="DejaVu Serif" fo:font-size="14pt" fo:language="ru" fo:country="RU" fo:font-weight="normal" officeooo:rsid="0019a0af" officeooo:paragraph-rsid="0019a0af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DejaVu Serif" officeooo:rsid="001723b3" officeooo:paragraph-rsid="001723b3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paragraph-rsid="0019a0af"/>
    </style:style>
    <style:style style:name="P43" style:family="paragraph" style:parent-style-name="Text_20_body" style:list-style-name="L2">
      <style:paragraph-properties fo:text-align="justify" style:justify-single-word="false"/>
      <style:text-properties officeooo:rsid="0019a0af" officeooo:paragraph-rsid="0019a0a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67163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67163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ru" fo:country="RU" fo:font-weight="normal" officeooo:rsid="00167163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officeooo:rsid="001723b3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fo:font-weight="normal" officeooo:rsid="0019a0af" style:font-size-asian="14pt" style:font-weight-asian="normal" style:font-size-complex="14pt" style:font-weight-complex="normal"/>
    </style:style>
    <style:style style:name="T9" style:family="text">
      <style:text-properties fo:font-size="14pt" fo:language="ru" fo:country="RU" fo:font-weight="normal" officeooo:rsid="002a039c" style:font-size-asian="14pt" style:font-weight-asian="normal" style:font-size-complex="14pt" style:font-weight-complex="normal"/>
    </style:style>
    <style:style style:name="T10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ru" fo:country="RU" fo:font-weight="bold" officeooo:rsid="001723b3" style:font-size-asian="14pt" style:font-weight-asian="bold" style:font-size-complex="14pt" style:font-weight-complex="bold"/>
    </style:style>
    <style:style style:name="T12" style:family="text">
      <style:text-properties officeooo:rsid="0019a0af"/>
    </style:style>
    <style:style style:name="T13" style:family="text">
      <style:text-properties fo:font-weight="bold" officeooo:rsid="0019a0af" style:font-weight-asian="bold" style:font-weight-complex="bold"/>
    </style:style>
    <style:style style:name="T14" style:family="text">
      <style:text-properties style:font-name="DejaVu Serif" fo:font-size="14pt" fo:language="ru" fo:country="RU" fo:font-weight="normal" style:font-size-asian="14pt" style:font-weight-asian="normal" style:font-size-complex="14pt" style:font-weight-complex="normal"/>
    </style:style>
    <style:style style:name="T15" style:family="text">
      <style:text-properties style:font-name="DejaVu Serif" fo:font-size="14pt" fo:language="ru" fo:country="RU" fo:font-weight="normal" officeooo:rsid="0019a0af" style:font-size-asian="14pt" style:font-weight-asian="normal" style:font-size-complex="14pt" style:font-weight-complex="normal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officeooo:rsid="0019a0af"/>
    </style:style>
    <style:style style:name="T18" style:family="text">
      <style:text-properties fo:color="#4ec9b0" loext:opacity="100%"/>
    </style:style>
    <style:style style:name="T19" style:family="text">
      <style:text-properties fo:color="#4ec9b0" loext:opacity="100%" style:font-name="DejaVu Serif" fo:font-size="14pt" fo:language="ru" fo:country="RU" fo:font-weight="normal" style:font-size-asian="14pt" style:font-weight-asian="normal" style:font-size-complex="14pt" style:font-weight-complex="normal"/>
    </style:style>
    <style:style style:name="T20" style:family="text">
      <style:text-properties fo:color="#4ec9b0" loext:opacity="100%" style:font-name="DejaVu Serif" fo:font-size="14pt" fo:language="ru" fo:country="RU" fo:font-weight="normal" officeooo:rsid="001ca697" style:font-size-asian="14pt" style:font-weight-asian="normal" style:font-size-complex="14pt" style:font-weight-complex="normal"/>
    </style:style>
    <style:style style:name="T21" style:family="text">
      <style:text-properties fo:color="#9cdcfe" loext:opacity="100%"/>
    </style:style>
    <style:style style:name="T22" style:family="text">
      <style:text-properties fo:color="#6a9955" loext:opacity="100%"/>
    </style:style>
    <style:style style:name="T23" style:family="text">
      <style:text-properties fo:color="#000000" loext:opacity="100%" style:font-name="DejaVu Serif" fo:font-size="14pt" fo:language="ru" fo:country="RU" fo:font-weight="normal" style:font-size-asian="14pt" style:font-weight-asian="normal" style:font-size-complex="14pt" style:font-weight-complex="normal"/>
    </style:style>
    <style:style style:name="T24" style:family="text">
      <style:text-properties fo:color="#000000" loext:opacity="100%" style:font-name="DejaVu Serif" fo:font-size="14pt" fo:language="ru" fo:country="RU" fo:font-weight="normal" officeooo:rsid="001b3cc3" style:font-size-asian="14pt" style:font-weight-asian="normal" style:font-size-complex="14pt" style:font-weight-complex="normal"/>
    </style:style>
    <style:style style:name="T25" style:family="text">
      <style:text-properties fo:color="#000000" loext:opacity="100%" style:font-name="DejaVu Serif" fo:font-size="14pt" fo:language="ru" fo:country="RU" fo:font-weight="normal" officeooo:rsid="001ca697" style:font-size-asian="14pt" style:font-weight-asian="normal" style:font-size-complex="14pt" style:font-weight-complex="normal"/>
    </style:style>
    <style:style style:name="T26" style:family="text">
      <style:text-properties fo:color="#000000" loext:opacity="100%" style:font-name="DejaVu Serif" fo:font-size="14pt" fo:language="ru" fo:country="RU" fo:font-weight="normal" officeooo:rsid="0022d6d2" style:font-size-asian="14pt" style:font-weight-asian="normal" style:font-size-complex="14pt" style:font-weight-complex="normal"/>
    </style:style>
    <style:style style:name="T27" style:family="text">
      <style:text-properties fo:color="#000000" loext:opacity="100%" style:font-name="DejaVu Serif" fo:font-size="14pt" fo:language="ru" fo:country="RU" fo:font-weight="normal" officeooo:rsid="00242fed" style:font-size-asian="14pt" style:font-weight-asian="normal" style:font-size-complex="14pt" style:font-weight-complex="normal"/>
    </style:style>
    <style:style style:name="T28" style:family="text">
      <style:text-properties fo:color="#000000" loext:opacity="100%" style:font-name="DejaVu Serif" fo:font-size="14pt" fo:language="ru" fo:country="RU" fo:font-weight="normal" officeooo:rsid="00251afe" style:font-size-asian="14pt" style:font-weight-asian="normal" style:font-size-complex="14pt" style:font-weight-complex="normal"/>
    </style:style>
    <style:style style:name="T29" style:family="text">
      <style:text-properties fo:color="#000000" loext:opacity="100%" style:font-name="DejaVu Serif" fo:font-size="14pt" fo:language="ru" fo:country="RU" fo:font-weight="normal" officeooo:rsid="002a0a12" style:font-size-asian="14pt" style:font-weight-asian="normal" style:font-size-complex="14pt" style:font-weight-complex="normal"/>
    </style:style>
    <style:style style:name="T30" style:family="text">
      <style:text-properties fo:color="#000000" loext:opacity="100%" style:font-name="DejaVu Serif" fo:font-size="14pt" fo:language="ru" fo:country="RU" fo:font-weight="bold" style:font-size-asian="14pt" style:font-weight-asian="bold" style:font-size-complex="14pt" style:font-weight-complex="bold"/>
    </style:style>
    <style:style style:name="T31" style:family="text">
      <style:text-properties fo:color="#000000" loext:opacity="100%" style:font-name="DejaVu Serif" fo:font-size="14pt" fo:language="ru" fo:country="RU" fo:font-weight="bold" officeooo:rsid="001f81ad" style:font-size-asian="14pt" style:font-weight-asian="bold" style:font-size-complex="14pt" style:font-weight-complex="bold"/>
    </style:style>
    <style:style style:name="T32" style:family="text">
      <style:text-properties fo:color="#000000" loext:opacity="100%" style:font-name="DejaVu Serif" fo:font-size="14pt" fo:language="ru" fo:country="RU" style:font-size-asian="14pt" style:font-size-complex="14pt"/>
    </style:style>
    <style:style style:name="T33" style:family="text">
      <style:text-properties fo:color="#000000" loext:opacity="100%" style:font-name="DejaVu Serif" fo:font-size="14pt" fo:language="ru" fo:country="RU" officeooo:rsid="001ece48" style:font-size-asian="14pt" style:font-size-complex="14pt"/>
    </style:style>
    <style:style style:name="T34" style:family="text">
      <style:text-properties fo:color="#000000" loext:opacity="100%" style:font-name="DejaVu Serif" fo:font-size="14pt" fo:language="ru" fo:country="RU" officeooo:rsid="0021489f" style:font-size-asian="14pt" style:font-size-complex="14pt"/>
    </style:style>
    <style:style style:name="T35" style:family="text">
      <style:text-properties fo:color="#000000" loext:opacity="100%" style:font-name="DejaVu Serif" fo:font-size="14pt" fo:language="ru" fo:country="RU" officeooo:rsid="002223a1" style:font-size-asian="14pt" style:font-size-complex="14pt"/>
    </style:style>
    <style:style style:name="T36" style:family="text">
      <style:text-properties fo:color="#000000" loext:opacity="100%" style:font-name="DejaVu Serif" fo:font-size="14pt" fo:language="ru" fo:country="RU" officeooo:rsid="0022d6d2" style:font-size-asian="14pt" style:font-size-complex="14pt"/>
    </style:style>
    <style:style style:name="T37" style:family="text">
      <style:text-properties fo:color="#000000" loext:opacity="100%" style:font-name="DejaVu Serif" fo:font-size="14pt" fo:language="ru" fo:country="RU" officeooo:rsid="00242fed" style:font-size-asian="14pt" style:font-size-complex="14pt"/>
    </style:style>
    <style:style style:name="T38" style:family="text">
      <style:text-properties fo:color="#000000" loext:opacity="100%" style:font-name="DejaVu Serif" fo:font-size="14pt" fo:language="ru" fo:country="RU" officeooo:rsid="00251afe" style:font-size-asian="14pt" style:font-size-complex="14pt"/>
    </style:style>
    <style:style style:name="T39" style:family="text">
      <style:text-properties fo:color="#000000" loext:opacity="100%" style:font-name="DejaVu Serif" fo:font-size="14pt" fo:language="ru" fo:country="RU" officeooo:rsid="002a039c" style:font-size-asian="14pt" style:font-size-complex="14pt"/>
    </style:style>
    <style:style style:name="T40" style:family="text">
      <style:text-properties officeooo:rsid="001ca697"/>
    </style:style>
    <style:style style:name="T41" style:family="text">
      <style:text-properties officeooo:rsid="00204d90"/>
    </style:style>
    <style:style style:name="T42" style:family="text">
      <style:text-properties officeooo:rsid="0021489f"/>
    </style:style>
    <style:style style:name="T43" style:family="text">
      <style:text-properties officeooo:rsid="0027f462"/>
    </style:style>
    <style:style style:name="T44" style:family="text">
      <style:text-properties officeooo:rsid="0029a9b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Лабораторная работа №1</text:h>
      <text:p text:style-name="P1">Обработка больших чисел</text:p>
      <text:p text:style-name="P2">Серышева Дарья ИУ7-34Б вар. 14</text:p>
      <text:p text:style-name="P3"/>
      <text:p text:style-name="P4"><text:span text:style-name="T1"><text:tab/>Цель работы: </text:span><text:span text:style-name="T3">реализация арифметических операций над числами, выходящими за разрядную сетку ПК, выбор необходимых типов данных для хранения и обработки указанных чисел.</text:span></text:p>
      <text:p text:style-name="P36"/>
      <text:p text:style-name="P5"><text:span text:style-name="T4"><text:tab/></text:span><text:span text:style-name="T2">Задание (вар 2): </text:span><text:span text:style-name="T4">написать программу умножения действительного числа в форме </text:span><text:span text:style-name="T5">±</text:span><text:span text:style-name="T6">m.n E ±K, где суммарная длина мантиссы (m+n) — до </text:span><text:span text:style-name="T9">4</text:span><text:span text:style-name="T6">0 значащих цифр, а величина порядка K — до 5 цифр, на целое число длиной до 30 десятичных цифр. Результат умножения вывести в консоль в формате ±</text:span><text:span text:style-name="T7">0.m1 E ±K1, где m1 — до 30 значащих цифр, а K1 — до 5 цифр. Если результат не может быть получен — вывести сообщение об ошибке.</text:span></text:p>
      <text:p text:style-name="P37"><text:tab/><text:span text:style-name="T40">Программа является консольным приложением</text:span><text:span text:style-name="T12">.</text:span></text:p>
      <text:p text:style-name="P5"><text:span text:style-name="T7"><text:tab/></text:span><text:span text:style-name="T11">Входные данные: </text:span><text:span text:style-name="T7">два числа - первый и второй множители</text:span></text:p>
      <text:p text:style-name="P6"><text:span text:style-name="T5"><text:tab/>Первый множитель - <text:s/></text:span><text:span text:style-name="T6">действительно</text:span><text:span text:style-name="T5">е</text:span><text:span text:style-name="T6"> числ</text:span><text:span text:style-name="T8">о</text:span><text:span text:style-name="T6"> в форме </text:span><text:span text:style-name="T5">±</text:span><text:span text:style-name="T6">m.n E ±K, где суммарная длина мантиссы (m+n) — до 30 значащих цифр, а величина порядка K — до 5 цифр;</text:span></text:p>
      <text:p text:style-name="P6"><text:span text:style-name="T6"><text:tab/>В</text:span><text:span text:style-name="T5">торой множитель — целое число длиной до 30 десятичных цифр.</text:span></text:p>
      <text:p text:style-name="P38"/>
      <text:p text:style-name="P6"><text:span text:style-name="T5"><text:tab/></text:span><text:span text:style-name="T10">Выходные данные: </text:span><text:span text:style-name="T5">при корректных данных - результат умножения двух чисел в формате </text:span><text:span text:style-name="T6">±</text:span><text:span text:style-name="T5">0.m1 E ±K1, где m1 — до 30 значащих цифр, а K1 — до 5 цифр, иначе — сообщение об ошибке.</text:span></text:p>
      <text:p text:style-name="P38"/>
      <text:p text:style-name="P38"/>
      <text:p text:style-name="P6"><text:soft-page-break/><text:span text:style-name="T5"><text:tab/></text:span><text:span text:style-name="T10">Возможные ошибки:</text:span><text:span text:style-name="T5"> </text:span></text:p>
      <text:list xml:id="list1278042690" text:style-name="L1">
        <text:list-item>
          <text:p text:style-name="P40">Ошибка ввода: ввод символа не являющегося цифрой, ввод нескольких знаков + или - подряд, ввод букв кроме Е или нескольких е подряд, ввод мантиссы длинее 40 символов, ввод порядка длиннее 5 символов</text:p>
        </text:list-item>
        <text:list-item>
          <text:p text:style-name="P40">Переполнение порядка</text:p>
        </text:list-item>
      </text:list>
      <text:p text:style-name="P38"/>
      <text:p text:style-name="P38"/>
      <text:p text:style-name="P38"><text:tab/><text:span text:style-name="T13">Структуры данных</text:span></text:p>
      <text:p text:style-name="P38"><text:span text:style-name="T13"><text:tab/><text:tab/></text:span></text:p>
      <text:p text:style-name="P38"><text:span text:style-name="T13"><text:tab/><text:tab/></text:span><text:span text:style-name="T44">Массив целых чисел для посимвольного хранения чисел.</text:span></text:p>
      <text:p text:style-name="P38"/>
      <text:p text:style-name="P39"><text:span text:style-name="T13"><text:tab/><text:tab/></text:span><text:span text:style-name="T12">Для хранения действительных чисел используется структура ffloat, состоящая из:</text:span></text:p>
      <text:list xml:id="list1306140135" text:style-name="L2">
        <text:list-item>
          <text:p text:style-name="P42"><text:span text:style-name="T15">знака мантиссы</text:span></text:p>
        </text:list-item>
        <text:list-item>
          <text:p text:style-name="P42"><text:span text:style-name="T15"><text:s/>массива целых чисел, хранящего посимвольно мантиссу</text:span></text:p>
        </text:list-item>
        <text:list-item>
          <text:p text:style-name="P43"><text:span text:style-name="T14">длины мантиссы</text:span></text:p>
        </text:list-item>
        <text:list-item>
          <text:p text:style-name="P43"><text:span text:style-name="T14">знака порядка</text:span></text:p>
        </text:list-item>
        <text:list-item>
          <text:p text:style-name="P43"><text:span text:style-name="T14">порядка</text:span></text:p>
        </text:list-item>
      </text:list>
      <text:p text:style-name="P16"><text:span text:style-name="T19"/></text:p>
      <text:p text:style-name="P16"><text:span text:style-name="T19"><text:tab/></text:span><text:span text:style-name="T20"><text:tab/></text:span><text:span text:style-name="T24">Для хранения </text:span><text:span text:style-name="T25">целых чисел используется структура iint, состоящая из:</text:span></text:p>
      <text:p text:style-name="P16"><text:span text:style-name="T25"/></text:p>
      <text:list xml:id="list127230052" text:style-name="L3">
        <text:list-item>
          <text:p text:style-name="P20"><text:span text:style-name="T23">знака числа</text:span></text:p>
        </text:list-item>
        <text:list-item>
          <text:p text:style-name="P20"><text:span text:style-name="T23">массива целых чисел, хранящего посимвольно число</text:span></text:p>
        </text:list-item>
        <text:list-item>
          <text:p text:style-name="P20"><text:span text:style-name="T23">длина числа</text:span></text:p>
        </text:list-item>
      </text:list>
      <text:p text:style-name="P22"><text:span text:style-name="T23"/></text:p>
      <text:p text:style-name="P26"><text:span text:style-name="T23"/></text:p>
      <text:p text:style-name="P26"><text:span text:style-name="T23"><text:tab/></text:span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oft-page-break/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7">typedef int dig_arr[MAX_MANT_LEN]; // тип массива, в котором поциферно содержатся числа</text:p>
            <text:p text:style-name="P18">где MAX_MANT_LEN = 40;</text:p>
            <text:p text:style-name="P14"><text:span text:style-name="T16"/></text:p>
            <text:p text:style-name="P14"><text:span text:style-name="T16">struct</text:span> <text:span text:style-name="T18">ffloat</text:span></text:p>
            <text:p text:style-name="P15">{</text:p>
            <text:p text:style-name="P15"><text:span text:style-name="T16"><text:s text:c="8"/>int</text:span> <text:span text:style-name="T21">sign_m</text:span>;<text:span text:style-name="T22"> // знак мантиссы</text:span></text:p>
            <text:p text:style-name="P15"><text:span text:style-name="T18"><text:s text:c="8"/>dig_arr</text:span> <text:span text:style-name="T21">mant</text:span>;<text:span text:style-name="T22"> // мантисса</text:span></text:p>
            <text:p text:style-name="P15"><text:span text:style-name="T16"><text:s text:c="8"/>int</text:span> <text:span text:style-name="T21">l_m</text:span>;<text:span text:style-name="T22"> // длина мантиссы</text:span></text:p>
            <text:p text:style-name="P15"><text:span text:style-name="T16"><text:s text:c="8"/>int</text:span> <text:span text:style-name="T21">sign_k</text:span>;<text:span text:style-name="T22"> // знак порядка</text:span></text:p>
            <text:p text:style-name="P15"><text:span text:style-name="T16"><text:s text:c="8"/></text:span><text:span text:style-name="T17">i</text:span><text:span text:style-name="T16">nt</text:span> <text:span text:style-name="T21">k</text:span>;<text:span text:style-name="T22"> // порядок</text:span></text:p>
            <text:p text:style-name="P15">};</text:p>
            <text:p text:style-name="P35"/>
            <text:p text:style-name="P14"><text:span text:style-name="T16">struct</text:span> <text:span text:style-name="T18">iint</text:span></text:p>
            <text:p text:style-name="P15">{</text:p>
            <text:p text:style-name="P15"><text:span text:style-name="T16"><text:s text:c="8"/>int</text:span> <text:span text:style-name="T21">sign</text:span>;<text:span text:style-name="T22"> // знак числа</text:span></text:p>
            <text:p text:style-name="P15"><text:span text:style-name="T18"><text:s text:c="8"/>dig_arr</text:span> <text:span text:style-name="T21">num</text:span>;<text:span text:style-name="T22"> // само число</text:span></text:p>
            <text:p text:style-name="P15"><text:span text:style-name="T16"><text:s text:c="8"/>int</text:span> <text:span text:style-name="T21">l</text:span>;<text:span text:style-name="T22"> // длина числа</text:span></text:p>
            <text:p text:style-name="P15">};</text:p>
            <text:p text:style-name="P15"/>
            <text:p text:style-name="P35"/>
          </table:table-cell>
        </table:table-row>
      </table:table>
      <text:p text:style-name="P21"><text:span text:style-name="T23"/></text:p>
      <text:p text:style-name="P23"><text:span text:style-name="T23"><text:tab/></text:span><text:span text:style-name="T30">Алгоритм</text:span></text:p>
      <text:p text:style-name="P8"><text:span text:style-name="T32"/></text:p>
      <text:p text:style-name="P8"><text:span text:style-name="T32">1. Ввод действительного числа и проверка на валидность</text:span></text:p>
      <text:p text:style-name="P8"><text:span text:style-name="T32">2. Ввод целого числа и проверка на валидность</text:span></text:p>
      <text:p text:style-name="P8"><text:span text:style-name="T32">3. </text:span><text:span text:style-name="T33">Умножение</text:span></text:p>
      <text:p text:style-name="P9"><text:span text:style-name="T33"><text:tab/>3.1 </text:span><text:span text:style-name="T39">Посимвольное у</text:span><text:span text:style-name="T33">множение действительного числа на каждую цифру целого числа.</text:span></text:p>
      <text:p text:style-name="P9"><text:span text:style-name="T33"><text:s/><text:tab/>Результат умножения цифры на цифру прибавляется к результирующему массиву сумм. Реализован метод умножения столбиком.</text:span></text:p>
      <text:p text:style-name="P8"><text:span text:style-name="T33"><text:tab/>3.2 Проверка массива с суммами на то, что в каждой ячейке находятся цифры. Перенос разрядов, в случае числа &gt;= 10.</text:span></text:p>
      <text:p text:style-name="P8"><text:span text:style-name="T33"><text:tab/>3.3 Запись массива с результирующую структуру</text:span></text:p>
      <text:p text:style-name="P8"><text:soft-page-break/><text:span text:style-name="T33"><text:tab/><text:tab/>3.3.1 Посчитать знак результата (+ или -)</text:span></text:p>
      <text:p text:style-name="P10"><text:span text:style-name="T32"><text:tab/><text:tab/>3.3.2 Проверить переход через точку (в результате умножения у числа может появиться целая часть)</text:span></text:p>
      <text:p text:style-name="P10"><text:span text:style-name="T32"><text:tab/><text:tab/>3.3.3 Проверить длину мантиссы и округлить в случае переполнения</text:span></text:p>
      <text:p text:style-name="P10"><text:span text:style-name="T32"><text:tab/><text:tab/>3.3.4 Проверить длину порядка.</text:span></text:p>
      <text:p text:style-name="P10"><text:span text:style-name="T32"><text:tab/><text:tab/>3.3.5 Записать длину мантиссы и саму мантиссу в результирующую структуру.</text:span></text:p>
      <text:p text:style-name="P10"><text:span text:style-name="T32"/></text:p>
      <text:p text:style-name="P10"><text:span text:style-name="T32">4. Вывод результата работы программы (ошибку или результат умножения)</text:span></text:p>
      <text:p text:style-name="P10"><text:span text:style-name="T32"/></text:p>
      <text:p text:style-name="P10"><text:span text:style-name="T32"><text:tab/></text:span><text:span text:style-name="T30">Тесты</text:span></text:p>
      <text:p text:style-name="P10"><text:span text:style-name="T30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0">N</text:p>
          </table:table-cell>
          <table:table-cell table:style-name="Table2.A1" office:value-type="string">
            <text:p text:style-name="P30">Суть теста</text:p>
          </table:table-cell>
          <table:table-cell table:style-name="Table2.A1" office:value-type="string">
            <text:p text:style-name="P30">Входные данные</text:p>
          </table:table-cell>
          <table:table-cell table:style-name="Table2.A1" office:value-type="string">
            <text:p text:style-name="P30">Ожидаемые выходные данные</text:p>
          </table:table-cell>
          <table:table-cell table:style-name="Table2.E1" office:value-type="string">
            <text:p text:style-name="P30">Полученные выходные данные</text:p>
          </table:table-cell>
        </table:table-row>
        <table:table-row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1">Проверка ввода действительного числа без точки</text:p>
          </table:table-cell>
          <table:table-cell table:style-name="Table2.A2" office:value-type="string">
            <text:p text:style-name="P27">123</text:p>
            <text:p text:style-name="P27"/>
            <text:p text:style-name="P27">50</text:p>
          </table:table-cell>
          <table:table-cell table:style-name="Table2.A2" office:value-type="string">
            <text:p text:style-name="P27">+0.6150 E +4</text:p>
          </table:table-cell>
          <table:table-cell table:style-name="Table2.E2" office:value-type="string">
            <text:p text:style-name="P27">+0.6150 E +4</text:p>
          </table:table-cell>
        </table:table-row>
        <table:table-row>
          <table:table-cell table:style-name="Table2.A2" office:value-type="string">
            <text:p text:style-name="P30">2</text:p>
          </table:table-cell>
          <table:table-cell table:style-name="Table2.A2" office:value-type="string">
            <text:p text:style-name="P31">Проверка ввода действительного числа с Е</text:p>
          </table:table-cell>
          <table:table-cell table:style-name="Table2.A2" office:value-type="string">
            <text:p text:style-name="P27">34532e12</text:p>
            <text:p text:style-name="P27"/>
            <text:p text:style-name="P27">43</text:p>
          </table:table-cell>
          <table:table-cell table:style-name="Table2.A2" office:value-type="string">
            <text:p text:style-name="P27">+0.1484876 E +19</text:p>
          </table:table-cell>
          <table:table-cell table:style-name="Table2.E2" office:value-type="string">
            <text:p text:style-name="P27">+0.1484876 E +19</text:p>
          </table:table-cell>
        </table:table-row>
        <table:table-row>
          <table:table-cell table:style-name="Table2.A2" office:value-type="string">
            <text:p text:style-name="P30">3</text:p>
          </table:table-cell>
          <table:table-cell table:style-name="Table2.A2" office:value-type="string">
            <text:p text:style-name="P31">Проверка умножения на отрицательное число</text:p>
          </table:table-cell>
          <table:table-cell table:style-name="Table2.A2" office:value-type="string">
            <text:p text:style-name="P27">-0.52345<text:span text:style-name="T41">E</text:span>-10</text:p>
            <text:p text:style-name="P27"/>
            <text:p text:style-name="P27">1</text:p>
          </table:table-cell>
          <table:table-cell table:style-name="Table2.A2" office:value-type="string">
            <text:p text:style-name="P27">-0.52345 E -10</text:p>
          </table:table-cell>
          <table:table-cell table:style-name="Table2.E2" office:value-type="string">
            <text:p text:style-name="P27">-0.52345 E -10</text:p>
          </table:table-cell>
        </table:table-row>
        <table:table-row>
          <table:table-cell table:style-name="Table2.A2" office:value-type="string">
            <text:p text:style-name="P30">4</text:p>
          </table:table-cell>
          <table:table-cell table:style-name="Table2.A2" office:value-type="string">
            <text:p text:style-name="P31">У числа есть ведущие нули</text:p>
          </table:table-cell>
          <table:table-cell table:style-name="Table2.A2" office:value-type="string">
            <text:p text:style-name="P27">002343.34</text:p>
            <text:p text:style-name="P27"/>
            <text:p text:style-name="P27">432</text:p>
          </table:table-cell>
          <table:table-cell table:style-name="Table2.A2" office:value-type="string">
            <text:p text:style-name="P27">+0.101232288 E +7</text:p>
          </table:table-cell>
          <table:table-cell table:style-name="Table2.E2" office:value-type="string">
            <text:p text:style-name="P27">+0.101232288 E +7</text:p>
          </table:table-cell>
        </table:table-row>
        <table:table-row>
          <table:table-cell table:style-name="Table2.A2" office:value-type="string">
            <text:p text:style-name="P30">5</text:p>
          </table:table-cell>
          <table:table-cell table:style-name="Table2.A2" office:value-type="string">
            <text:p text:style-name="P31">У действительного числа незначащие нули</text:p>
          </table:table-cell>
          <table:table-cell table:style-name="Table2.A2" office:value-type="string">
            <text:p text:style-name="P27">244.324000</text:p>
            <text:p text:style-name="P27"/>
            <text:p text:style-name="P27">3218754</text:p>
          </table:table-cell>
          <table:table-cell table:style-name="Table2.A2" office:value-type="string">
            <text:p text:style-name="P27">+0.786418852296000 E +9</text:p>
          </table:table-cell>
          <table:table-cell table:style-name="Table2.E2" office:value-type="string">
            <text:p text:style-name="P27">+0.786418852296000 E +9</text:p>
          </table:table-cell>
        </table:table-row>
        <table:table-row>
          <table:table-cell table:style-name="Table2.A2" office:value-type="string">
            <text:p text:style-name="P30">6</text:p>
          </table:table-cell>
          <table:table-cell table:style-name="Table2.A2" office:value-type="string">
            <text:p text:style-name="P31">Во время счета превышение разрешенной длины мантиссы <text:span text:style-name="T42">(без округления)</text:span></text:p>
          </table:table-cell>
          <table:table-cell table:style-name="Table2.A2" office:value-type="string">
            <text:p text:style-name="P27">12345678901234567890123678901234567890</text:p>
            <text:p text:style-name="P27"/>
            <text:p text:style-name="P27">3</text:p>
          </table:table-cell>
          <table:table-cell table:style-name="Table2.A2" office:value-type="string">
            <text:p text:style-name="P27">+0.370370367037037036703710367037 E +38</text:p>
          </table:table-cell>
          <table:table-cell table:style-name="Table2.E2" office:value-type="string">
            <text:p text:style-name="P27">+0.370370367037037036703710367037 E +38</text:p>
          </table:table-cell>
        </table:table-row>
        <table:table-row>
          <table:table-cell table:style-name="Table2.A2" office:value-type="string">
            <text:p text:style-name="P33">6</text:p>
          </table:table-cell>
          <table:table-cell table:style-name="Table2.A2" office:value-type="string">
            <text:p text:style-name="P33">(с <text:s/>округлением)</text:p>
          </table:table-cell>
          <table:table-cell table:style-name="Table2.A2" office:value-type="string">
            <text:p text:style-name="P28">0.111111111111111111111111111111111111115 </text:p>
            <text:p text:style-name="P28"/>
            <text:p text:style-name="P33">5</text:p>
          </table:table-cell>
          <table:table-cell table:style-name="Table2.A2" office:value-type="string">
            <text:p text:style-name="P31">+0.555555555555555555555555555556 E +0</text:p>
          </table:table-cell>
          <table:table-cell table:style-name="Table2.E2" office:value-type="string">
            <text:p text:style-name="P31">+0.555555555555555555555555555556 E +0</text:p>
          </table:table-cell>
        </table:table-row>
        <text:soft-page-break/>
        <table:table-row>
          <table:table-cell table:style-name="Table2.A2" office:value-type="string">
            <text:p text:style-name="P30">7</text:p>
          </table:table-cell>
          <table:table-cell table:style-name="Table2.A2" office:value-type="string">
            <text:p text:style-name="P31">Во время умножения порядок становится длинее 5</text:p>
          </table:table-cell>
          <table:table-cell table:style-name="Table2.A2" office:value-type="string">
            <text:p text:style-name="P27">0.1e99999</text:p>
            <text:p text:style-name="P27"/>
            <text:p text:style-name="P27">2000</text:p>
          </table:table-cell>
          <table:table-cell table:style-name="Table2.A2" office:value-type="string">
            <text:p text:style-name="P31">Ошибка: <text:span text:style-name="T43">переполнение порядка</text:span></text:p>
          </table:table-cell>
          <table:table-cell table:style-name="Table2.E2" office:value-type="string">
            <text:p text:style-name="P32">Ошибка: <text:span text:style-name="T43">переполнение порядка</text:span></text:p>
          </table:table-cell>
        </table:table-row>
        <table:table-row>
          <table:table-cell table:style-name="Table2.A2" office:value-type="string">
            <text:p text:style-name="P30">8</text:p>
          </table:table-cell>
          <table:table-cell table:style-name="Table2.A2" office:value-type="string">
            <text:p text:style-name="P31">Ввод некорректных символов во время ввода</text:p>
          </table:table-cell>
          <table:table-cell table:style-name="Table2.A2" office:value-type="string">
            <text:p text:style-name="P29">123.4<text:span text:style-name="T41">et</text:span></text:p>
            <text:p text:style-name="P29"/>
            <text:p text:style-name="P31">++34</text:p>
          </table:table-cell>
          <table:table-cell table:style-name="Table2.A2" office:value-type="string">
            <text:p text:style-name="P31">Ошибка:</text:p>
            <text:p text:style-name="P34">недопустимые символы</text:p>
          </table:table-cell>
          <table:table-cell table:style-name="Table2.E2" office:value-type="string">
            <text:p text:style-name="P32">Ошибка:</text:p>
            <text:p text:style-name="P34">недопустимые символы</text:p>
          </table:table-cell>
        </table:table-row>
        <table:table-row>
          <table:table-cell table:style-name="Table2.A2" office:value-type="string">
            <text:p text:style-name="P30">9</text:p>
          </table:table-cell>
          <table:table-cell table:style-name="Table2.A2" office:value-type="string">
            <text:p text:style-name="P31">Ввод мантиссы больше 40 символов</text:p>
          </table:table-cell>
          <table:table-cell table:style-name="Table2.A2" office:value-type="string">
            <text:p text:style-name="P31">.123...(40 символов)</text:p>
            <text:p text:style-name="P31"/>
            <text:p text:style-name="P31">4</text:p>
          </table:table-cell>
          <table:table-cell table:style-name="Table2.A2" office:value-type="string">
            <text:p text:style-name="P32">Ошибка:</text:p>
            <text:p text:style-name="P34">переполнение мантиссы при вводе</text:p>
          </table:table-cell>
          <table:table-cell table:style-name="Table2.E2" office:value-type="string">
            <text:p text:style-name="P32">Ошибка:</text:p>
            <text:p text:style-name="P34">переполнение мантиссы при вводе</text:p>
          </table:table-cell>
        </table:table-row>
        <table:table-row>
          <table:table-cell table:style-name="Table2.A2" office:value-type="string">
            <text:p text:style-name="P30">10</text:p>
          </table:table-cell>
          <table:table-cell table:style-name="Table2.A2" office:value-type="string">
            <text:p text:style-name="P31">Ввод порядка больше 5 символов</text:p>
          </table:table-cell>
          <table:table-cell table:style-name="Table2.A2" office:value-type="string">
            <text:p text:style-name="P31">03.2е123455</text:p>
            <text:p text:style-name="P31"/>
            <text:p text:style-name="P33">3</text:p>
          </table:table-cell>
          <table:table-cell table:style-name="Table2.A2" office:value-type="string">
            <text:p text:style-name="P32">Ошибка:</text:p>
            <text:p text:style-name="P34">переполнение порядка при вводе</text:p>
          </table:table-cell>
          <table:table-cell table:style-name="Table2.E2" office:value-type="string">
            <text:p text:style-name="P32">Ошибка:</text:p>
            <text:p text:style-name="P34">переполнение порядка при вводе</text:p>
          </table:table-cell>
        </table:table-row>
        <table:table-row>
          <table:table-cell table:style-name="Table2.A2" office:value-type="string">
            <text:p text:style-name="P30">11</text:p>
          </table:table-cell>
          <table:table-cell table:style-name="Table2.A2" office:value-type="string">
            <text:p text:style-name="P33">Ввод целого числа длинее 30 символов</text:p>
          </table:table-cell>
          <table:table-cell table:style-name="Table2.A2" office:value-type="string">
            <text:p text:style-name="P33">0.123</text:p>
            <text:p text:style-name="P33"/>
            <text:p text:style-name="P33">123...(30 символов)</text:p>
          </table:table-cell>
          <table:table-cell table:style-name="Table2.A2" office:value-type="string">
            <text:p text:style-name="P32">Ошибка:</text:p>
            <text:p text:style-name="P34">переполнение числа при вводе</text:p>
          </table:table-cell>
          <table:table-cell table:style-name="Table2.E2" office:value-type="string">
            <text:p text:style-name="P32">Ошибка:</text:p>
            <text:p text:style-name="P34">переполнение числа при вводе</text:p>
          </table:table-cell>
        </table:table-row>
      </table:table>
      <text:p text:style-name="P10"><text:span text:style-name="T30"/></text:p>
      <text:p text:style-name="P11"><text:span text:style-name="T30">Все тесты пройдены успешно!</text:span></text:p>
      <text:p text:style-name="P11"><text:span text:style-name="T30"/></text:p>
      <text:p text:style-name="P11"><text:span text:style-name="T30"/></text:p>
      <text:p text:style-name="P13"><text:span text:style-name="T30">Ответы на вопросы:</text:span></text:p>
      <text:p text:style-name="P13"><text:span text:style-name="T31"/></text:p>
      <text:p text:style-name="P24"><text:span text:style-name="T34">1. </text:span><text:span text:style-name="T32">Каков возможный диапазон чисел, представляемых в ПК?</text:span></text:p>
      <text:p text:style-name="P11"><text:span text:style-name="T32"/></text:p>
      <text:p text:style-name="P12"><text:span text:style-name="T32"><text:tab/>Диапазон зависит от разрядности процессора, объема памяти, знака числа и его типа (целое или вещественное)</text:span></text:p>
      <text:p text:style-name="P11"><text:span text:style-name="T32"/></text:p>
      <text:p text:style-name="P11"><text:span text:style-name="T32"><text:tab/></text:span><text:span text:style-name="T35">В 64 разрядах макксимальное целое число — 2^64 — 1</text:span></text:p>
      <text:p text:style-name="P11"><text:span text:style-name="T35"/></text:p>
      <text:p text:style-name="P24"><text:span text:style-name="T32">2. Какова возможная точность представления чисел, чем она определяется?</text:span></text:p>
      <text:p text:style-name="P11"><text:span text:style-name="T32"><text:tab/></text:span></text:p>
      <text:p text:style-name="P11"><text:span text:style-name="T32"><text:tab/></text:span><text:span text:style-name="T36">Для вещественного числа точность представления числа определяет длина мантиссы. Длина порядка ограничивает диапазон допустимых значений.</text:span></text:p>
      <text:p text:style-name="P19"><text:tab/>Максимально под представление мантиссы отводится 52 разряда, а под</text:p>
      <text:p text:style-name="P19"><text:soft-page-break/>представление порядка – 11 разрядов. В этом случае возможные значения чисел</text:p>
      <text:p text:style-name="P19">находятся в диапазоне от 3.6 E –4951 до 1.1 E +4932.</text:p>
      <text:p text:style-name="P11"><text:span text:style-name="T32"/></text:p>
      <text:p text:style-name="P24"><text:span text:style-name="T32">3. Какие стандартные операции возможны над числами?</text:span></text:p>
      <text:p text:style-name="P11"><text:span text:style-name="T32"><text:tab/></text:span></text:p>
      <text:p text:style-name="P11"><text:span text:style-name="T32"><text:tab/></text:span><text:span text:style-name="T35">Сложение, умножение, вычитание и деление</text:span></text:p>
      <text:p text:style-name="P11"><text:span text:style-name="T35"><text:tab/>сравнение</text:span></text:p>
      <text:p text:style-name="P11"><text:span text:style-name="T32"/></text:p>
      <text:p text:style-name="P24"><text:span text:style-name="T32">4. Какой тип данных может выбрать программист, если обрабатываемые числа превышают возможный диапазон представления чисел в ПК?</text:span></text:p>
      <text:p text:style-name="P24"><text:span text:style-name="T32"><text:tab/></text:span></text:p>
      <text:p text:style-name="P24"><text:span text:style-name="T32"><text:tab/></text:span><text:span text:style-name="T26">Можно создать массив цифр и хранить число </text:span><text:span text:style-name="T29">поразрядно</text:span></text:p>
      <text:p text:style-name="P24"><text:span text:style-name="T26"><text:tab/>Можно создать структуру и хранить число частями по несколько символов</text:span></text:p>
      <text:p text:style-name="P24"><text:span text:style-name="T26"><text:tab/></text:span><text:span text:style-name="T32"><text:tab/></text:span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/></text:p>
      <text:p text:style-name="P24"><text:span text:style-name="T32">5. Как можно осуществить операции над числами, выходящими за рамки</text:span></text:p>
      <text:p text:style-name="P24"><text:span text:style-name="T32">машинного представления?</text:span></text:p>
      <text:p text:style-name="P24"><text:span text:style-name="T32"><text:tab/></text:span></text:p>
      <text:p text:style-name="P24"><text:span text:style-name="T37"><text:tab/></text:span><text:span text:style-name="T27">Выбрать тип данных, который позволяет хранить </text:span><text:span text:style-name="T28">такие числа в памяти и перемножать так, как это делалось бы вручную.</text:span></text:p>
      <text:p text:style-name="P24"><text:span text:style-name="T28"/></text:p>
      <text:p text:style-name="P25"><text:span text:style-name="T32">Вывод: </text:span></text:p>
      <text:p text:style-name="P25"><text:span text:style-name="T38"><text:tab/></text:span></text:p>
      <text:p text:style-name="P25"><text:span text:style-name="T38"><text:tab/></text:span><text:span text:style-name="T28">Для произведения стандартных операций над числами, выходящими за разрядную сетку компьютора, стоит представлять их в памяти компьютера </text:span><text:span text:style-name="T29">поразрядно</text:span><text:span text:style-name="T28"> или частями и производить операции </text:span><text:span text:style-name="T29">поразрядно</text:span><text:span text:style-name="T2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roid Sans Mono" svg:font-family="'Droid Sans Mono'" style:font-family-generic="swiss"/>
    <style:font-face style:name="Droid Sans Mono1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7:59:01.443361044</meta:creation-date>
    <meta:generator>LibreOffice/7.3.7.2$Linux_X86_64 LibreOffice_project/30$Build-2</meta:generator>
    <dc:date>2023-09-16T15:28:04.767059192</dc:date>
    <meta:editing-duration>PT35M40S</meta:editing-duration>
    <meta:editing-cycles>12</meta:editing-cycles>
    <meta:document-statistic meta:table-count="2" meta:image-count="0" meta:object-count="0" meta:page-count="6" meta:paragraph-count="170" meta:word-count="854" meta:character-count="5872" meta:non-whitespace-character-count="5054"/>
  </office:meta>
</office:document-meta>
</file>